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style:writing-mode="lr-tb"/>
      <style:text-properties fo:font-size="12pt" fo:font-weight="normal" style:font-size-asian="12pt" style:font-weight-asian="normal" style:font-size-complex="12pt" style:font-weight-complex="normal"/>
    </style:style>
    <style:style style:name="P4" style:family="paragraph" style:parent-style-name="Standard">
      <style:paragraph-properties style:writing-mode="lr-tb"/>
      <style:text-properties style:font-name="sans-serif" fo:font-size="12pt" fo:font-weight="normal" style:font-size-asian="12pt" style:font-weight-asian="normal" style:font-size-complex="12pt"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font-size="12pt" fo:font-weight="normal" style:font-size-asian="12pt" style:font-weight-asian="normal" style:font-size-complex="12pt" style:font-weight-complex="normal"/>
    </style:style>
    <style:style style:name="P7" style:family="paragraph" style:parent-style-name="Standard">
      <style:paragraph-properties style:writing-mode="lr-tb"/>
      <style:text-properties fo:font-size="14pt" fo:font-weight="bold" style:font-size-asian="14pt" style:font-weight-asian="bold" style:font-size-complex="14pt" style:font-weight-complex="bold"/>
    </style:style>
    <style:style style:name="T1" style:family="text">
      <style:text-properties style:font-name="sans-serif" fo:font-size="12pt" fo:font-weight="normal"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age de connexion :</text:p>
      <text:p text:style-name="P1"/>
      <text:p text:style-name="P1"><text:line-break/><text:span text:style-name="T1">Acteurs : tuteur , visiteur , éléve</text:span></text:p>
      <text:p text:style-name="P4"/>
      <text:p text:style-name="P4">Description : La page de connexion doit permettre à un élève ou à un bénévole de se</text:p>
      <text:p text:style-name="P4">connecter, elle doit également permettre à un visiteur de pouvoir créer un compte. Toutes les autres pages et fonctionnalité ne sont accessibles qu’une fois connecté à un compte.</text:p>
      <text:p text:style-name="P4"/>
      <text:p text:style-name="P4">conditions : Aucune </text:p>
      <text:p text:style-name="P3"/>
      <text:p text:style-name="P3"/>
      <text:p text:style-name="P2">Fonctionnalité : “Créer un compte utilisateur” :</text:p>
      <text:p text:style-name="P3"/>
      <text:p text:style-name="P3">User story : En tant que visiteur, je dois pouvoir me créer un compte pour pouvoir me connecter sur</text:p>
      <text:p text:style-name="P3">l’application et avoir accée à la totalité des fonctionnalité</text:p>
      <text:p text:style-name="P3"/>
      <text:p text:style-name="P3">Critère d’acceptation : Étant donné que je suis un visiteur et que je suis sur la page de</text:p>
      <text:p text:style-name="P3">création de compte, lorsque je clique sur le bouton “créer un compte”, je suis</text:p>
      <text:p text:style-name="P3">redirigé vers la page de création de compte et je remplis les champs «adresse mail» ,</text:p>
      <text:p text:style-name="P3">«création du mot de passe» et informations personnelles. Une fois les champ validé je clique sur  « accepter » le systéme me crée alors mon compte</text:p>
      <text:p text:style-name="P3"/>
      <text:p text:style-name="P3"/>
      <text:p text:style-name="P2">Fonctionnalité : “Se connecter à l’application” :</text:p>
      <text:p text:style-name="P2"/>
      <text:p text:style-name="P3">User story : En tant qu’utilisateur, je dois pouvoir me connecter à l’application afin de pouvoir utilisé les fonctionnalitées de l'application .</text:p>
      <text:p text:style-name="P3"/>
      <text:p text:style-name="P3">Critère d’acceptation : Étant donné que je suis un utilisateur système déconnecté mais que je suis sur la page de connexion et que j'ai déjà créer mon compte .</text:p>
      <text:p text:style-name="P3"><text:s/>Un fois les champs «Nom d'utilisateur» et «Mot de</text:p>
      <text:p text:style-name="P3">passe» remplis avec mes informations d’authentification valides quand je clique sur le bouton</text:p>
      <text:p text:style-name="P3">Connexion, alors le système me connecte.</text:p>
      <text:p text:style-name="P3"/>
      <text:p text:style-name="P3"/>
      <text:p text:style-name="P2">Fonctionnalité : “Utiliser un système de récupération de mot de passe” :</text:p>
      <text:p text:style-name="P2"/>
      <text:p text:style-name="P1">User story : En tant qu’utilisateur, je dois pouvoir récupérer mon mot de passe oublier affin de pouvoir <text:s/>me connecter à l’application.</text:p>
      <text:p text:style-name="P1"/>
      <text:p text:style-name="P1">Critère d’acceptation : Étant donné que je suis un utilisateur système et qui est sur la</text:p>
      <text:p text:style-name="P1">page de connexion,quand je clique sur le bouton “Mot de passe oublié ?” je suis redirigé vers la</text:p>
      <text:p text:style-name="P1">page posédant le système de récupération de mot de passe. Si je remplis correctement les informations demander par le système de récupération de mot de passe je peux alors une fois les information demander validé par le systéme réinitialisé mon mot de passe.</text:p>
      <text:p text:style-name="P1"><text:s/>Le systéme m'envoi alors sur mon adress mail un lien de changement de mot passe valable temporairement .</text:p>
      <text:p text:style-name="P1"/>
      <text:p text:style-name="P1"/>
      <text:p text:style-name="P1"><text:soft-page-break/>Critère d’acceptation :Étant donné que je suis un utilisateur système et qui est sur la</text:p>
      <text:p text:style-name="P1">page de connexion,quand je clique sur le bouton “Mot de passe oublié ?” je suis redirigé vers la</text:p>
      <text:p text:style-name="P1">page posédant le système de récupération de mot de passe. <text:s/>Si je ne remplis pas correctement les informations demander par le système de récupération de mot de passe alors le systéme me renvois une erreur ( soit les champs sont mal remplis soit l'adresse mail n'existe pas ) la page est alors recharger . Au bout d'un nombre d'essais déterminer ( en général 3 ) alors le systéme demande la complétion d'un capcha , ceci affin de protégé le serveur contre l'utilisation de bot <text:s/>.</text:p>
      <text:p text:style-name="P1"/>
      <text:p text:style-name="P1"/>
      <text:p text:style-name="P2">la page du tableau de bord :</text:p>
      <text:p text:style-name="P2"/>
      <text:p text:style-name="P3">acteur : tuteur , éléve</text:p>
      <text:p text:style-name="P3"/>
      <text:p text:style-name="P3">Description : Cette page est la page principale qui regroupe un accés rapide aux fonctionnalités ainsi que les notifications en provonance des dites fonctionnalités : chat, calendrier, gestion des tâches. La page affichera une to-do list, la liste des événements futur, les notifications pour les messagesnon lus. </text:p>
      <text:p text:style-name="P3"/>
      <text:p text:style-name="P3">conditions : je dois être connecter en tant qu’utilisateur </text:p>
      <text:p text:style-name="P3"/>
      <text:p text:style-name="P3"/>
      <text:p text:style-name="P2">fonctionnalité : « ouvrir le chat »</text:p>
      <text:p text:style-name="P2"/>
      <text:p text:style-name="P3">user story : en tant qu'utilisateur , je dois pouvoir ouvrir le chat pour échanger avec des éléves et / ou des tuteurs.</text:p>
      <text:p text:style-name="P2"/>
      <text:p text:style-name="P3">critére d'acceptation : <text:s/>Étant donné que je suis un utilisateur système connecté et que je suis sur la page du tableau de bord lorsque je clique sur le boutton « chat » , je suis rediriger vers la page du chat qui m'ouvre la derniére discussion afficher .</text:p>
      <text:p text:style-name="P3"/>
      <text:p text:style-name="P3"/>
      <text:p text:style-name="P3"/>
      <text:p text:style-name="P2">Fonctionnalité : « ouvrir une discussion en cours »</text:p>
      <text:p text:style-name="P3"/>
      <text:p text:style-name="P3">user story : en tant qu'utilisateur je dois pouvoir écrire à un tuteur ou un éléve avec lequel j'ai déjà créer une discussion par le passé .</text:p>
      <text:p text:style-name="P3"/>
      <text:p text:style-name="P3">Critére d'acceptation : un boutton de chat qui contient le nom d'un autre utilisateur avec lequel une discussion à déjà été débuter par le passé .</text:p>
      <text:p text:style-name="P3"/>
      <text:p text:style-name="P3">Critére d'acceptation : un boutton <text:s/>affichant le nombre de message non lu est présent , il me redirige sur la page du chat correspondant au boutton de nom assosié , seullement si le compte correspondant est actif , sinon il ne s'affiche pas .</text:p>
      <text:p text:style-name="P3"/>
      <text:p text:style-name="P3"/>
      <text:p text:style-name="P2">Fonctionnalité : «  supprimer une conversation en cours »</text:p>
      <text:p text:style-name="P3"/>
      <text:p text:style-name="P3">user story : en tant qu'utilisateur , je dois pouvoir supprimer une conversation en cours.</text:p>
      <text:p text:style-name="P3"/>
      <text:p text:style-name="P3">Critére d'acceptation : un boutton de supression du chat chat s'affiche en rouge, le systéme demande <text:s/>de confirmer la suppresion , une fois validé tous les message ainsi que les boutton assosié sont supp</text:p>
      <text:p text:style-name="P2"><text:soft-page-break/>fonctionnalité :  « signaler un conversation »</text:p>
      <text:p text:style-name="P3"/>
      <text:p text:style-name="P3">user story :en tant qu'utilisateur je dois pouvoir signaler une conversation en cours .</text:p>
      <text:p text:style-name="P3"/>
      <text:p text:style-name="P3">Critére d'acceptation : un boutton « signaler » existe lorsque je clique dessus</text:p>
      <text:p text:style-name="P3">le systéme enregistre ma demande <text:s/>et marque la conversation pour inspection en enregistrant la conversation dans la base de donnée .</text:p>
      <text:p text:style-name="P3"/>
      <text:p text:style-name="P3"><text:s/></text:p>
      <text:p text:style-name="P3"/>
      <text:p text:style-name="P2">fonctionnalité :  « ajouter une discussion »</text:p>
      <text:p text:style-name="P3"/>
      <text:p text:style-name="P3">user story :en tant qu'utilisateur je dois pouvoir ajouter une discussion pour pouvoir démarrer une nouvelle discussion avec un autre utilisateur</text:p>
      <text:p text:style-name="P3"/>
      <text:p text:style-name="P1"><text:span text:style-name="T2">Critére d'acceptation : </text:span>Un bouton d’ajout de discussion existe et me redirige vers la page de chat en ouvrant la page d’ajout de discussion. </text:p>
      <text:p text:style-name="P1"/>
      <text:p text:style-name="P2">Fonctionnalité : “Se déconnecter” </text:p>
      <text:p text:style-name="P1"/>
      <text:p text:style-name="P1">User story : En tant qu’utilisateur, je dois pouvoir me déconnecter du site pour stopper mon activité sur l’application. </text:p>
      <text:p text:style-name="P1">Critère d’acceptation : Un bouton symbolisant une déconnexion existe, un message me confirmant que j’ai été correctement déconnecté du site est affiché et je suis redirigé sur la page de connexion de l’application. </text:p>
      <text:p text:style-name="P1"/>
      <text:p text:style-name="P1"/>
      <text:p text:style-name="P2">fonctionnalité :  « ajouter une discussion »</text:p>
      <text:p text:style-name="P3"/>
      <text:p text:style-name="P1"><text:span text:style-name="T2">user story :en tant qu'utilisateur je dois pouvoir me deconnecter du site </text:span>pour stopper mon activité sur l’application. </text:p>
      <text:p text:style-name="P3"/>
      <text:p text:style-name="P1"><text:span text:style-name="T2">Critére d'acceptation : </text:span>Un bouton de deconnexion existe , losrque je clique dessus le systéme me demande une confirmation <text:s/>si je confirme alors un message apparaît me disant que j'ai été déconnecter du site apparaît et je suis rediriger vers la page de connexion .</text:p>
      <text:p text:style-name="P1"/>
      <text:p text:style-name="P1"/>
      <text:p text:style-name="P2">fonctionnalité :  « consulter le calendrier »</text:p>
      <text:p text:style-name="P3"/>
      <text:p text:style-name="P3">user story :en tant qu'utilisateur je dois pouvoir consulter le calendrier affin de pourvoir visualiser ajouter ou supprimer mes événements</text:p>
      <text:p text:style-name="P3"/>
      <text:p text:style-name="P3">Critére d'acceptation : Un bouton “calendrier” existe lorsque je clique dessus le systéme me redirige vers la page du calendrier. </text:p>
      <text:p text:style-name="P3"/>
      <text:p text:style-name="P2">fonctionnalité :  « consulter mes tâche »</text:p>
      <text:p text:style-name="P3"/>
      <text:p text:style-name="P1"><text:span text:style-name="T2">user story :en tant qu'utilisateur je dois pouvoir consulter</text:span> mes tâches pour pouvoir ajouter , supprimer ou consulter mes tâches. </text:p>
      <text:p text:style-name="P3">Critére d'acceptation : Un bouton “calendrier” existe lorsque je clique dessus le systéme me redirige vers la page du calendrier. </text:p>
      <text:p text:style-name="P2"><text:soft-page-break/>L'interface de chat :</text:p>
      <text:p text:style-name="P2"/>
      <text:p text:style-name="P3">acteur : tuteur , éléve</text:p>
      <text:p text:style-name="P3"/>
      <text:p text:style-name="P3">Description : L’interface de chat est une page intégrant un système de discussion et un historique de conversation.</text:p>
      <text:p text:style-name="P3">Pré-conditions : être connecter </text:p>
      <text:p text:style-name="P3"/>
      <text:p text:style-name="P2">fonctionnalité : « choisir un contact »</text:p>
      <text:p text:style-name="P3"/>
      <text:p text:style-name="P1"><text:span text:style-name="T2">user story : <text:s/>en tant qu'utilisateur je dois pouvoir </text:span>choisir un utilisateur affin de pouvoir dialoguer avec .</text:p>
      <text:p text:style-name="P1"/>
      <text:p text:style-name="P1">Critére d'acceptation : Un bouton possédant le nom du second utilisateur existe lorsque je clique dessus le systéme m’ouvre la boîte de dialogue avec l’historique du chat associé. </text:p>
      <text:p text:style-name="P1"/>
      <text:p text:style-name="P1"/>
      <text:p text:style-name="P2">Fonctionnalité : « ecrire à un autre utilisateur »</text:p>
      <text:p text:style-name="P1"/>
      <text:p text:style-name="P1"/>
      <text:p text:style-name="P1">user story : en tant qu'utilisateur je dois pouvoir à l'utilisateur selectionner </text:p>
      <text:p text:style-name="P1"/>
      <text:p text:style-name="P1">critére d'acceptation :Un champ textuel existe et me permet d’écrire un message. </text:p>
      <text:p text:style-name="P1">Critére d'acceptation :Un bouton «envoyer » existe pour envoyer le message </text:p>
      <text:p text:style-name="P1"/>
      <text:p text:style-name="P1"/>
      <text:p text:style-name="P2">fonctionnalité : «  consulter l'historique de la conversation »</text:p>
      <text:p text:style-name="P1"/>
      <text:p text:style-name="P1">user story : en tant qu'utilisateur je dois pouvoir consulter l'historique de la conversation selectionner .</text:p>
      <text:p text:style-name="P1"/>
      <text:p text:style-name="P1">Critére d'acceptation : une barre de défilement existe et me permet de faire défiler l’historique de la conversation selectionner .</text:p>
      <text:p text:style-name="P1"/>
      <text:p text:style-name="P1"/>
      <text:p text:style-name="P2">Fonctionnalité : « supprimer un contact » </text:p>
      <text:p text:style-name="P1"/>
      <text:p text:style-name="P1">user story : <text:s/>en tant qu'utilisateur je dois pouvoir supprimer un contact</text:p>
      <text:p text:style-name="P1"/>
      <text:p text:style-name="P1">critére d'acceptation : un bouton “-“ existe lorsque je clique dessus le systéme demander une confirmation une fois accepter le contacte est supprimer.</text:p>
      <text:p text:style-name="P1"/>
      <text:p text:style-name="P1"/>
      <text:p text:style-name="P2">fonctionnalité :  « ajout un contact »</text:p>
      <text:p text:style-name="P3"/>
      <text:p text:style-name="P3">user story :en tant qu'utilisateur je dois pouvoir ajouter un nouveau contact affin de pouvoir créer une discution avec .</text:p>
      <text:p text:style-name="P3"/>
      <text:p text:style-name="P3">Critére d'acceptation : un boutton « ajouter un contact » existe lorsque je clique dessus et que je rentre le nom du contacte alors le systéme l'ajoute <text:s/>à la liste des conversation .</text:p>
      <text:p text:style-name="P3"/>
      <text:p text:style-name="P2"><text:soft-page-break/>Fonctionnalité : « revenir au tableau de bord »</text:p>
      <text:p text:style-name="P3"/>
      <text:p text:style-name="P3">user story:en tant qu'utilisateur je dois pouvoir revenir au tableau de bord pour pouvoir naviger sur d'autre page d'application.</text:p>
      <text:p text:style-name="P3"/>
      <text:p text:style-name="P1"><text:span text:style-name="T2">Critére d'acceptation :</text:span> un bouton “tableau de bord” existe losrque je clique dessus le systéme me demande confirmation lorsque je confirme il me redirige vers la page du tableau de bord. </text:p>
      <text:p text:style-name="P1"/>
      <text:p text:style-name="P1"/>
      <text:p text:style-name="P2">Fonctionnalité : “Se déconnecter”</text:p>
      <text:p text:style-name="P1"/>
      <text:p text:style-name="P1"><text:s/>User story : En tant qu’utilisateur, je souhaite me déconnecter du site pour stopper mon activité sur l’application. </text:p>
      <text:p text:style-name="P1">Critère d’acceptation : Un bouton symbolisant une déconnexion existe, un message me confirmant que j’ai été correctement déconnecté du site est affiché et je suis redirigé sur la page de connexion de l’application. </text:p>
      <text:p text:style-name="P1"/>
      <text:p text:style-name="P1"/>
      <text:p text:style-name="P2">Le calendrier : </text:p>
      <text:p text:style-name="P3"/>
      <text:p text:style-name="P3">Acteurs élèves, tuteurs </text:p>
      <text:p text:style-name="P3"/>
      <text:p text:style-name="P3"><text:s/>Description : La page de calendrier affiche les différents événements et rendez-vous de l’utilisateur Pré-conditions : être connecter en tant qu’utilisateur </text:p>
      <text:p text:style-name="P2"/>
      <text:p text:style-name="P2">Fonctionnalité : “Se déconnecter” </text:p>
      <text:p text:style-name="P3"/>
      <text:p text:style-name="P3">User story : En tant qu’utilisateur, je souhaite me déconnecter du site pour stopper mon activité sur l’application. </text:p>
      <text:p text:style-name="P3">Critère d’acceptation : Un bouton symbolisant une déconnexion existe, un message me confirmant que j’ai été correctement déconnecté du site est affiché et je suis redirigé sur la page de connexion de l’application. </text:p>
      <text:p text:style-name="P3"/>
      <text:p text:style-name="P2">Fonctionnalité : « changer de mois »</text:p>
      <text:p text:style-name="P3"/>
      <text:p text:style-name="P3">user story : en tant qu'utilisateur je dois pouvoir <text:s/>changer le mois actuellement affiché</text:p>
      <text:p text:style-name="P3"/>
      <text:p text:style-name="P3">Critère d’acceptation : Il existe deux boutons un « - » permettant de revenir au mois précedant et un « + » permettant d'afficher le mois suivant . </text:p>
      <text:p text:style-name="P3"/>
      <text:p text:style-name="P2">Fonctionnalité : « sélectionner une date »</text:p>
      <text:p text:style-name="P3"/>
      <text:p text:style-name="P3">user story : en tant qu'utilisateur je dois pouvoir sélectionner une date pour y ajouter un nouvel événements.</text:p>
      <text:p text:style-name="P3"/>
      <text:p text:style-name="P3">Critère d’acceptation : Il est possible de sélectionner directement sur le calendrier une date. </text:p>
      <text:p text:style-name="P3"/>
      <text:p text:style-name="P3"/>
      <text:p text:style-name="P3"/>
      <text:p text:style-name="P3"/>
      <text:p text:style-name="P3"/>
      <text:p text:style-name="P2"><text:soft-page-break/>Fonctionnalité : « ajouter un événements »</text:p>
      <text:p text:style-name="P3"/>
      <text:p text:style-name="P3">user story : en tant qu'utilisateur je dois pouvoir ajouter un événement pour qu'il s'affiche sur mon calendrier.</text:p>
      <text:p text:style-name="P3"/>
      <text:p text:style-name="P3">Critère d’acceptation : Il existe un champ textuel me permettant de nommer l'événement. </text:p>
      <text:p text:style-name="P3"/>
      <text:p text:style-name="P3">Critère d’acceptation : Il existe un bouton “‘accepter” me permettant de valider la saisie dans le champ textuel. </text:p>
      <text:p text:style-name="P3"/>
      <text:p text:style-name="P3"/>
      <text:p text:style-name="P2">Fonctionnalité : « supprimer un événements »</text:p>
      <text:p text:style-name="P3"/>
      <text:p text:style-name="P3">User story : En tant qu’utilisateur, je dois pouvoir supprimer un rendez-vous pour qu’il ne <text:s/>s’affiche plus sur mon calendrier </text:p>
      <text:p text:style-name="P3"/>
      <text:p text:style-name="P3">Critère d’acceptation : Il existe un bouton “-” me permettant de supprimer un événement. </text:p>
      <text:p text:style-name="P3"/>
      <text:p text:style-name="P3"/>
      <text:p text:style-name="P2">Fonctionnalité : « modifier un événements »</text:p>
      <text:p text:style-name="P3"/>
      <text:p text:style-name="P1"><text:span text:style-name="T2">user story : </text:span>En tant qu’utilisateur, je dois pouvoir modifier un événements pour qu’il s’affiche sur mon calendrier. </text:p>
      <text:p text:style-name="P1"/>
      <text:p text:style-name="P3">Critère d’acceptation : Il existe un bouton “-” me permettant de supprimer un événement. </text:p>
      <text:p text:style-name="P3"/>
      <text:p text:style-name="P3"/>
      <text:p text:style-name="P2">Fonctionnalité : «  revenir au tableau de bords »</text:p>
      <text:p text:style-name="P3"/>
      <text:p text:style-name="P3"/>
      <text:p text:style-name="P3">User story : En tant qu’utilisateur, je dois pouvoir me déconnecter du site pour stopper mon activité sur l’application. </text:p>
      <text:p text:style-name="P3"/>
      <text:p text:style-name="P3">Critère d’acceptation : il existe un bouton “tableau de bord” qui me redirige vers la page du tableau de bord. </text:p>
      <text:p text:style-name="P3"/>
      <text:p text:style-name="P3"/>
      <text:p text:style-name="P3"/>
      <text:p text:style-name="P2">gestion des tâches </text:p>
      <text:p text:style-name="P2"/>
      <text:p text:style-name="P3">Acteurs élèves, tuteurs </text:p>
      <text:p text:style-name="P3">Description : L’interface de cette page permet de créer des tâches pour l’élève et le tuteur Pré-conditions : être connecter en tant qu’utilisateur type élève ou tuteur </text:p>
      <text:p text:style-name="P2"/>
      <text:p text:style-name="P2">Fonctionnalité : “Se déconnecter” </text:p>
      <text:p text:style-name="P3"/>
      <text:p text:style-name="P3">User story : En tant qu’utilisateur, je souhaite me déconnecter du site pour stopper mon activité sur l’application. </text:p>
      <text:p text:style-name="P3">Critère d’acceptation : Un bouton symbolisant une déconnexion existe, un message me confirmant que j’ai été correctement déconnecté du site est affiché et je suis redirigé sur la page de connexion de l’application. </text:p>
      <text:p text:style-name="P2"><text:soft-page-break/>Fonctionnalité : «  revenir au tableau de bords »</text:p>
      <text:p text:style-name="P3"/>
      <text:p text:style-name="P3"/>
      <text:p text:style-name="P3">User story : En tant qu’utilisateur, je dois pouvoir me déconnecter du site pour stopper mon activité sur l’application. </text:p>
      <text:p text:style-name="P3"/>
      <text:p text:style-name="P3">Critère d’acceptation : il existe un bouton “tableau de bord” qui me redirige vers la page du tableau de bord. </text:p>
      <text:p text:style-name="P3"/>
      <text:p text:style-name="P3"/>
      <text:p text:style-name="P2">Fonctionnalité : “Ajouter une tâche pour l’élève” </text:p>
      <text:p text:style-name="P3"/>
      <text:p text:style-name="P3">User story : En tant qu’utilisateur, je veux ajouter une tâche.</text:p>
      <text:p text:style-name="P3"/>
      <text:p text:style-name="P3"><text:s/>Critère d’acceptation : Un bouton de défilement "Sélectionnez une date” existe me permettant de choisir la date à laquelle je veux ajouter une tâche. Critère d’acceptation : Un bouton de défilement “Destinataire” existe et me permet de choisir seulement pour l’élève d’ajouter une tâche.</text:p>
      <text:p text:style-name="P3"/>
      <text:p text:style-name="P3">Critère d’acceptation : Un champ textuel existe et me permet d’entrer les instructions de la tâche à suivre. Critère d’acceptation : Un bouton “valider” me permet de valider la saisie de toutes les informations précédentes.</text:p>
      <text:p text:style-name="P3"/>
      <text:p text:style-name="P3"><text:s/><text:span text:style-name="T3">Fonctionnalité : “Ajouter une tâche pour le tuteur”</text:span> </text:p>
      <text:p text:style-name="P3"/>
      <text:p text:style-name="P3">User story : En tant qu’utilisateur, je veux ajouter une tâche.</text:p>
      <text:p text:style-name="P3"/>
      <text:p text:style-name="P3"><text:s/>Critère d’acceptation : Un bouton de défilement "Sélectionnez une date” existe me permettant de choisir la date à laquelle je veux ajouter une tâche.</text:p>
      <text:p text:style-name="P3"/>
      <text:p text:style-name="P3">Critère d’acceptation : Un bouton de défilement “Destinataire” existe et me permet de choisir entre les différents élèves du tuteur pour ajouter une tâche. </text:p>
      <text:p text:style-name="P3"/>
      <text:p text:style-name="P3">Critère d’acceptation : Un champ textuel existe et me permet d’entrer les instructions de la tâche à suiv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hand christopher</meta:initial-creator>
    <meta:creation-date>2021-10-08T14:39:08.61</meta:creation-date>
    <dc:date>2021-10-11T16:36:10.49</dc:date>
    <dc:creator>marchand christopher</dc:creator>
    <meta:editing-duration>PT4H23M34S</meta:editing-duration>
    <meta:editing-cycles>5</meta:editing-cycles>
    <meta:generator>OpenOffice/4.1.7$Win32 OpenOffice.org_project/417m1$Build-9800</meta:generator>
    <meta:document-statistic meta:table-count="0" meta:image-count="0" meta:object-count="0" meta:page-count="7" meta:paragraph-count="130" meta:word-count="2199" meta:character-count="13432"/>
  </office:meta>
</office:document-meta>
</file>